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line-height="115%" fo:text-align="center" style:justify-single-word="false" fo:text-indent="0cm" style:auto-text-indent="false"/>
      <style:text-properties fo:font-size="28pt" fo:language="ru" fo:country="RU" fo:font-weight="bold" officeooo:rsid="00102da3" officeooo:paragraph-rsid="00103508" style:font-size-asian="28pt" style:font-weight-asian="bold" style:font-size-complex="28pt" style:font-weight-complex="bold"/>
    </style:style>
    <style:style style:name="P2" style:family="paragraph" style:parent-style-name="Preformatted_20_Text">
      <style:paragraph-properties fo:margin-left="0cm" fo:margin-right="0cm" fo:line-height="115%" fo:text-align="start" style:justify-single-word="false" fo:text-indent="0cm" style:auto-text-indent="false"/>
      <style:text-properties fo:font-size="20pt" fo:language="ru" fo:country="RU" fo:font-weight="bold" officeooo:rsid="00102da3" officeooo:paragraph-rsid="00102da3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margin-left="0cm" fo:margin-right="0cm" fo:line-height="115%" fo:text-align="end" style:justify-single-word="false" fo:text-indent="0cm" style:auto-text-indent="false"/>
      <style:text-properties fo:font-size="20pt" fo:language="ru" fo:country="RU" fo:font-weight="bold" officeooo:rsid="00103508" officeooo:paragraph-rsid="00103508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margin-left="0cm" fo:margin-right="0cm" fo:line-height="115%" fo:text-align="end" style:justify-single-word="false" fo:text-indent="0cm" style:auto-text-indent="false"/>
      <style:text-properties fo:font-size="20pt" fo:language="en" fo:country="US" fo:font-weight="bold" officeooo:rsid="00103508" officeooo:paragraph-rsid="00103508" style:font-size-asian="20pt" style:font-weight-asian="bold" style:font-size-complex="20pt" style:font-weight-complex="bold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3508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Недоступно бессмертие людям.</text:span><text:span text:style-name="T3"> Хорошо сказанная фраза. А если один человек бессмертен другой нет</text:span><text:span text:style-name="T4">,</text:span><text:span text:style-name="T3"> так нечестно. А в будущем, итак 100 лет живут ,а раньше жили </text:span><text:span text:style-name="T4">по</text:span><text:span text:style-name="T3"> 30 лет. Будущее — бессмертие будущее </text:span><text:span text:style-name="T4">жизнь.</text:span></text:p>
      <text:p text:style-name="P2"><text:span text:style-name="T4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Выполнил:</text:span></text:p>
      <text:p text:style-name="P3"><text:span text:style-name="T3">Чернов</text:span></text:p>
      <text:p text:style-name="P3"><text:span text:style-name="T3">Пётр</text:span></text:p>
      <text:p text:style-name="P3"><text:span text:style-name="T3">Класс:</text:span></text:p>
      <text:p text:style-name="P4"><text:span text:style-name="T3">5”C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margin-left="0cm" fo:margin-right="0cm" fo:line-height="115%" fo:text-align="center" style:justify-single-word="false" fo:text-indent="0cm" style:auto-text-indent="false"/>
      <style:text-properties fo:font-size="28pt" fo:language="ru" fo:country="RU" fo:font-weight="bold" officeooo:rsid="00102da3" officeooo:paragraph-rsid="00103508" style:font-size-asian="28pt" style:font-weight-asian="bold" style:font-size-complex="2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Сказание о гильгамеше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1T22:14:24.200000000</dc:date>
    <meta:editing-duration>PT5M48S</meta:editing-duration>
    <meta:editing-cycles>1</meta:editing-cycles>
    <meta:document-statistic meta:table-count="0" meta:image-count="0" meta:object-count="0" meta:page-count="1" meta:paragraph-count="7" meta:word-count="40" meta:character-count="253" meta:non-whitespace-character-count="219"/>
    <meta:generator>LibreOffice/6.2.2.2$Windows_X86_64 LibreOffice_project/2b840030fec2aae0fd2658d8d4f9548af4e3518d</meta:generator>
  </office:meta>
</office:document-meta>
</file>